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76FA600E6DBDBC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rsid="00093a68" officeooo:paragraph-rsid="00093a68"/>
    </style:style>
    <style:style style:name="P21" style:family="paragraph" style:parent-style-name="Text_20_body" style:list-style-name="L2">
      <style:text-properties officeooo:rsid="00093a68" officeooo:paragraph-rsid="00093a68"/>
    </style:style>
    <style:style style:name="P22" style:family="paragraph" style:parent-style-name="Text_20_body" style:list-style-name="L1">
      <style:text-properties officeooo:rsid="000f5f37" officeooo:paragraph-rsid="000f5f37"/>
    </style:style>
    <style:style style:name="P23" style:family="paragraph" style:parent-style-name="Text_20_body" style:list-style-name="L2">
      <style:text-properties officeooo:rsid="000b60c7" officeooo:paragraph-rsid="000b60c7"/>
    </style:style>
    <style:style style:name="P24" style:family="paragraph" style:parent-style-name="Text_20_body" style:list-style-name="L3">
      <style:text-properties officeooo:rsid="000b60c7" officeooo:paragraph-rsid="000b60c7"/>
    </style:style>
    <style:style style:name="P25" style:family="paragraph" style:parent-style-name="Heading_20_1">
      <style:text-properties officeooo:rsid="0000a630" officeooo:paragraph-rsid="0000a630"/>
    </style:style>
    <style:style style:name="P26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0c6ff8"/>
    </style:style>
    <style:style style:name="T14" style:family="text">
      <style:text-properties officeooo:rsid="000e4504"/>
    </style:style>
    <style:style style:name="T15" style:family="text">
      <style:text-properties officeooo:rsid="00110be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2" text:name="NumeroTema"/>
        <text:user-field-decl office:value-type="string" office:string-value="Sintáxis Javascrip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6FA600E6DBDBCFE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2</text:span>.</text:p>
      <text:p text:style-name="P5"><text:user-field-get text:name="Tema">Sintáxis Javascrip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5">8</text:span>/201<text:span text:style-name="T15">9</text:span></text:p>
      <text:p text:style-name="P14"><text:tab/><text:tab/><text:tab/><text:tab/><text:tab/><text:tab/><text:tab/><text:tab/><text:tab/><text:tab/>Versión:<text:date style:data-style-name="N104" text:date-value="2018-09-12T10:00:18.105645524">180912</text:date>.<text:time style:data-style-name="N105" text:time-value="2018-09-12T10:00:18.105844175">0959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4</text:p>
          <text:p text:style-name="P16">6. Recomendaciones<text:tab/>4</text:p>
        </text:index-body>
      </text:table-of-content>
      <text:p text:style-name="Standard"/>
      <text:p text:style-name="P26">UD0<text:user-field-get text:name="NumeroTema">2</text:user-field-get>. <text:user-field-get text:name="Tema">Sintáxis Javascript</text:user-field-get></text:p>
      <text:h text:style-name="P25" text:outline-level="1">Fecha<text:span text:style-name="T10">s</text:span></text:h>
      <text:p text:style-name="Text_20_body"><text:span text:style-name="T9">Desde</text:span> <text:span text:style-name="T15">17</text:span>/<text:span text:style-name="T15">09</text:span>/201<text:span text:style-name="T15">8</text:span> <text:span text:style-name="T14">al</text:span> <text:span text:style-name="T15">30</text:span>/<text:span text:style-name="T15">09</text:span>/201<text:span text:style-name="T15">8</text:span>. <text:span text:style-name="T9">La duración de la unidad es de 2 semanas (14 horas)</text:span>.</text:p>
      <text:h text:style-name="P25" text:outline-level="1">Conocimientos previos</text:h>
      <text:list xml:id="list643531320" text:style-name="L1">
        <text:list-item>
          <text:p text:style-name="P19"><text:span text:style-name="T9">Uso básico de sistemas operativos</text:span>.</text:p>
        </text:list-item>
        <text:list-item>
          <text:p text:style-name="P19"><text:span text:style-name="T9">Conocimientos generales del uso de entornos de desarrollo</text:span>.</text:p>
        </text:list-item>
        <text:list-item>
          <text:p text:style-name="P20">Conocimientos básicos de HTML.</text:p>
        </text:list-item>
        <text:list-item>
          <text:p text:style-name="P22">¡¡¡ Conocimientos de programación imprescindibles !!!</text:p>
        </text:list-item>
      </text:list>
      <text:h text:style-name="P25" text:outline-level="1">Objetivos</text:h>
      <text:list xml:id="list2711610089" text:style-name="L2">
        <text:list-item>
          <text:p text:style-name="P21">Conocer el funcionamiento bási<text:span text:style-name="T12">co de Javascript</text:span>.</text:p>
        </text:list-item>
        <text:list-item>
          <text:p text:style-name="P23">Ser capaz de ampliar el conjunto de instrucciones usadas mediante la visualización de ejemplos de código.</text:p>
        </text:list-item>
        <text:list-item>
          <text:p text:style-name="P23">Ser capaz de investigar en manuales o Internet para ampliar la base de instrucciones dada en el tema.<text:span text:style-name="T11"> </text:span></text:p>
        </text:list-item>
      </text:list>
      <text:h text:style-name="P25" text:outline-level="1">Contenidos</text:h>
      <text:list xml:id="list2129033872" text:style-name="L3">
        <text:list-item>
          <text:p text:style-name="P24">Introducción.</text:p>
        </text:list-item>
        <text:list-item>
          <text:p text:style-name="P24">Variables.</text:p>
        </text:list-item>
        <text:list-item>
          <text:p text:style-name="P24">Lectura de teclado y escritura por pantalla.</text:p>
        </text:list-item>
        <text:list-item>
          <text:p text:style-name="P24">Operadores.</text:p>
        </text:list-item>
        <text:list-item>
          <text:p text:style-name="P24">Estructuras de control y bucles.</text:p>
        </text:list-item>
        <text:list-item>
          <text:p text:style-name="P24">Funciones.</text:p>
        </text:list-item>
        <text:list-item>
          <text:p text:style-name="P24">Variables locales y globales.</text:p>
        </text:list-item>
        <text:list-item>
          <text:p text:style-name="P24">Cambiar dinámicamente propiedades de objetos.</text:p>
        </text:list-item>
      </text:list>
      <text:h text:style-name="P25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5" text:outline-level="1"><text:soft-page-break/>Recomendaciones</text:h>
      <text:p text:style-name="P9">Es recomendable tener a mano la <text:span text:style-name="T13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2" text:name="NumeroTema"/>
          <text:user-field-decl office:value-type="string" office:string-value="Sintáxis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Sintáxis Javascript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19H39M36S</meta:editing-duration>
    <meta:editing-cycles>25</meta:editing-cycles>
    <meta:generator>LibreOffice/6.0.6.2$Linux_X86_64 LibreOffice_project/00m0$Build-2</meta:generator>
    <dc:title>Plantilla CEED</dc:title>
    <dc:date>2018-09-12T09:59:19.680297281</dc:date>
    <meta:print-date>2016-09-19T01:24:23.102000000</meta:print-date>
    <meta:document-statistic meta:table-count="0" meta:image-count="1" meta:object-count="0" meta:page-count="4" meta:paragraph-count="53" meta:word-count="321" meta:character-count="2076" meta:non-whitespace-character-count="1809"/>
    <meta:template xlink:type="simple" xlink:actuate="onRequest" xlink:title="Plantilla CEED" xlink:href="../../.config/libreoffice/4/user/template/Plantilla%20CEED.ott" meta:date="2016-09-15T13:17:11.020000000"/>
  </office:meta>
</office:document-meta>
</file>